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ize="22pt" style:font-size-asian="22pt" style:font-size-complex="22pt"/>
    </style:style>
    <style:style style:name="P2" style:parent-style-name="Standaard" style:family="paragraph">
      <style:text-properties fo:font-size="18pt" style:font-size-asian="18pt" style:font-size-complex="18pt"/>
    </style:style>
    <style:style style:name="T3" style:parent-style-name="Standaardalinea-lettertype" style:family="text">
      <style:text-properties fo:font-size="14pt" style:font-size-asian="14pt" style:font-size-complex="14pt"/>
    </style:style>
    <style:style style:name="T4" style:parent-style-name="Standaardalinea-lettertype" style:family="text">
      <style:text-properties style:text-underline-type="single" style:text-underline-style="solid" style:text-underline-width="auto" style:text-underline-mode="continuous"/>
    </style:style>
    <style:style style:name="T5" style:parent-style-name="Standaardalinea-lettertype" style:family="text">
      <style:text-properties style:text-underline-type="single" style:text-underline-style="solid" style:text-underline-width="auto" style:text-underline-mode="continuous"/>
    </style:style>
    <style:style style:name="T6" style:parent-style-name="Standaardalinea-lettertype" style:family="text">
      <style:text-properties style:text-underline-type="single" style:text-underline-style="solid" style:text-underline-width="auto" style:text-underline-mode="continuous"/>
    </style:style>
    <style:style style:name="T7" style:parent-style-name="Standaardalinea-lettertype" style:family="text">
      <style:text-properties style:text-underline-type="single" style:text-underline-style="solid" style:text-underline-width="auto" style:text-underline-mode="continuous"/>
    </style:style>
    <style:style style:name="P8" style:parent-style-name="Standaard" style:family="paragraph">
      <style:text-properties fo:font-size="18pt" style:font-size-asian="18pt" style:font-size-complex="18pt"/>
    </style:style>
    <style:style style:name="T9"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P15" style:parent-style-name="Lijstalinea" style:list-style-name="LFO1" style:family="paragraph"/>
    <style:style style:name="P16" style:parent-style-name="Lijstalinea" style:list-style-name="LFO1" style:family="paragraph"/>
    <style:style style:name="P17" style:parent-style-name="Lijstalinea" style:list-style-name="LFO1" style:family="paragraph"/>
    <style:style style:name="P18" style:parent-style-name="Lijstalinea" style:list-style-name="LFO1" style:family="paragraph"/>
    <style:style style:name="P19" style:parent-style-name="Lijstalinea" style:list-style-name="LFO1" style:family="paragraph"/>
    <style:style style:name="P20" style:parent-style-name="Lijstalinea" style:list-style-name="LFO1" style:family="paragraph"/>
    <style:style style:name="P21" style:parent-style-name="Lijstalinea" style:list-style-name="LFO1" style:family="paragraph">
      <style:text-properties style:text-line-through-style="solid" style:text-line-through-width="auto" style:text-line-through-color="font-color" style:text-line-through-mode="continuous" style:text-line-through-type="single"/>
    </style:style>
    <style:style style:name="P22" style:parent-style-name="Lijstalinea" style:list-style-name="LFO1" style:family="paragraph"/>
    <style:style style:name="T23" style:parent-style-name="Standaardalinea-lettertype" style:family="text">
      <style:text-properties fo:font-weight="bold" style:font-weight-asian="bold" fo:font-style="italic" style:font-style-asian="italic" fo:font-size="12pt" style:font-size-asian="12pt" style:font-size-complex="12pt"/>
    </style:style>
    <style:style style:name="P24" style:parent-style-name="Lijstalinea" style:list-style-name="LFO2" style:family="paragraph"/>
    <style:style style:name="P25" style:parent-style-name="Lijstalinea" style:list-style-name="LFO2" style:family="paragraph"/>
    <style:style style:name="P26" style:parent-style-name="Lijstalinea" style:list-style-name="LFO2" style:family="paragraph"/>
    <style:style style:name="T27"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28" style:parent-style-name="Lijstalinea" style:list-style-name="LFO3" style:family="paragraph"/>
    <style:style style:name="P29" style:parent-style-name="Lijstalinea" style:list-style-name="LFO3" style:family="paragraph"/>
    <style:style style:name="P30" style:parent-style-name="Lijstalinea" style:list-style-name="LFO3" style:family="paragraph"/>
    <style:style style:name="P31" style:parent-style-name="Lijstalinea" style:list-style-name="LFO3" style:family="paragraph"/>
    <style:style style:name="P32" style:parent-style-name="Lijstalinea" style:list-style-name="LFO3" style:family="paragraph"/>
    <style:style style:name="P33" style:parent-style-name="Lijstalinea" style:list-style-name="LFO3" style:family="paragraph">
      <style:text-properties fo:language="en" fo:country="US"/>
    </style:style>
    <style:style style:name="P34" style:parent-style-name="Lijstalinea" style:list-style-name="LFO3" style:family="paragraph">
      <style:text-properties fo:language="en" fo:country="US"/>
    </style:style>
    <style:style style:name="P35" style:parent-style-name="Lijstalinea" style:list-style-name="LFO3" style:family="paragraph">
      <style:text-properties fo:language="en" fo:country="US"/>
    </style:style>
    <style:style style:name="P36" style:parent-style-name="Lijstalinea" style:list-style-name="LFO3" style:family="paragraph">
      <style:text-properties fo:language="en" fo:country="US"/>
    </style:style>
    <style:style style:name="P37" style:parent-style-name="Lijstalinea" style:list-style-name="LFO3" style:family="paragraph">
      <style:text-properties fo:language="en" fo:country="US"/>
    </style:style>
    <style:style style:name="P38" style:parent-style-name="Lijstalinea" style:list-style-name="LFO3" style:family="paragraph">
      <style:text-properties fo:language="en" fo:country="US"/>
    </style:style>
    <style:style style:name="P39" style:parent-style-name="Lijstalinea" style:list-style-name="LFO3" style:family="paragraph">
      <style:text-properties fo:language="en" fo:country="US"/>
    </style:style>
    <style:style style:name="P40" style:parent-style-name="Lijstalinea" style:list-style-name="LFO3" style:family="paragraph">
      <style:text-properties fo:language="en" fo:country="US"/>
    </style:style>
    <style:style style:name="P41" style:parent-style-name="Lijstalinea" style:list-style-name="LFO3" style:family="paragraph">
      <style:text-properties fo:language="en" fo:country="US"/>
    </style:style>
    <style:style style:name="P42" style:parent-style-name="Standaard" style:family="paragraph">
      <style:text-properties fo:font-size="18pt" style:font-size-asian="18pt" style:font-size-complex="18pt"/>
    </style:style>
    <style:style style:name="P43" style:parent-style-name="Lijstalinea" style:list-style-name="LFO4" style:family="paragraph"/>
    <style:style style:name="T44"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45" style:parent-style-name="Lijstalinea" style:list-style-name="LFO4" style:family="paragraph"/>
    <style:style style:name="P46" style:parent-style-name="Lijstalinea" style:list-style-name="LFO4" style:family="paragraph">
      <style:text-properties style:text-line-through-style="solid" style:text-line-through-width="auto" style:text-line-through-color="font-color" style:text-line-through-mode="continuous" style:text-line-through-type="single"/>
    </style:style>
    <style:style style:name="P47" style:parent-style-name="Lijstalinea" style:list-style-name="LFO4" style:family="paragraph">
      <style:text-properties style:text-line-through-style="solid" style:text-line-through-width="auto" style:text-line-through-color="font-color" style:text-line-through-mode="continuous" style:text-line-through-type="single"/>
    </style:style>
    <style:style style:name="P48" style:parent-style-name="Lijstalinea" style:list-style-name="LFO4" style:family="paragraph"/>
    <style:style style:name="P49" style:parent-style-name="Lijstalinea" style:list-style-name="LFO4" style:family="paragraph"/>
    <style:style style:name="P50" style:parent-style-name="Lijstalinea" style:list-style-name="LFO4" style:family="paragraph"/>
    <style:style style:name="P51" style:parent-style-name="Lijstalinea" style:list-style-name="LFO4" style:family="paragraph"/>
    <style:style style:name="P52" style:parent-style-name="Lijstalinea" style:list-style-name="LFO4" style:family="paragraph"/>
    <style:style style:name="P53" style:parent-style-name="Lijstalinea" style:list-style-name="LFO4" style:family="paragraph"/>
    <style:style style:name="P54" style:parent-style-name="Lijstalinea" style:list-style-name="LFO4" style:family="paragraph"/>
    <style:style style:name="P55" style:parent-style-name="Lijstalinea" style:list-style-name="LFO4" style:family="paragraph"/>
    <style:style style:name="P56" style:parent-style-name="Lijstalinea" style:list-style-name="LFO4" style:family="paragraph"/>
    <style:style style:name="P57" style:parent-style-name="Lijstalinea" style:list-style-name="LFO4" style:family="paragraph"/>
    <style:style style:name="P58" style:parent-style-name="Lijstalinea" style:list-style-name="LFO4" style:family="paragraph"/>
    <style:style style:name="P59" style:parent-style-name="Lijstalinea" style:list-style-name="LFO4" style:family="paragraph"/>
    <style:style style:name="P60" style:parent-style-name="Lijstalinea" style:list-style-name="LFO5" style:family="paragraph"/>
  </office:automatic-styles>
  <office:body>
    <office:text text:use-soft-page-breaks="true">
      <text:p text:style-name="P1">Asset List voor Build 1.0</text:p>
      <text:p text:style-name="P2">Voorwoord</text:p>
      <text:p text:style-name="Standaard">De bedoeling van dit document is om de leden van onze groep richtlijnen geven en ervoor zorgt dat wij weten wat er in Build 1.0 verwacht wordt van<text:s/>iedereen.<text:s/></text:p>
      <text:p text:style-name="Standaard"><text:span text:style-name="T3">LET OP!</text:span><text:s/>Er zal veel gebruik worden gemaakt van termen die voorkomen in MOBA’s. Als je niet door hebt wat deze termen zijn raad ik je aan om het aan de volgende leden te vragen:<text:s/><text:span text:style-name="T4">Harold</text:span>,<text:s/><text:span text:style-name="T5">Carlo</text:span>,<text:s/><text:span text:style-name="T6">Zinedine</text:span>,<text:s/><text:span text:style-name="T7">Mack</text:span>. Van deze personen weet ik zeker dat ze jouw de verschillende termen in korte tijd duidelijk kunnen maken.</text:p>
      <text:p text:style-name="P8">Assets voor de artists</text:p>
      <text:p text:style-name="Standaard">Dit zijn de assets die we van de artists verwachten. Hieronder volgt een lijst van dingen die in Build 1.0 moeten komen.</text:p>
      <text:p text:style-name="Standaard">3D objecten die er in<text:s/><text:span text:style-name="T9">moeten</text:span><text:s/>komen:</text:p>
      <text:list text:style-name="LFO1" text:continue-numbering="true">
        <text:list-item>
          <text:p text:style-name="P10">1 Tower/Turret1</text:p>
        </text:list-item>
        <text:list-item>
          <text:p text:style-name="P11">1 Kapotte Tower/Turret</text:p>
        </text:list-item>
        <text:list-item>
          <text:p text:style-name="P12">1 Inhibitor/Kazerne</text:p>
        </text:list-item>
        <text:list-item>
          <text:p text:style-name="P13">1 Player Character</text:p>
          <text:list text:continue-numbering="true">
            <text:list-item>
              <text:p text:style-name="P14">De player character moet de volgende animatie hebben:</text:p>
            </text:list-item>
            <text:list-item>
              <text:p text:style-name="P15">Kunnen lopen<text:s/></text:p>
            </text:list-item>
            <text:list-item>
              <text:p text:style-name="P16">Kunnen rennen</text:p>
            </text:list-item>
            <text:list-item>
              <text:p text:style-name="P17">Kunnen springen</text:p>
            </text:list-item>
            <text:list-item>
              <text:p text:style-name="P18">Kunnen rollen</text:p>
            </text:list-item>
            <text:list-item>
              <text:p text:style-name="P19">Kunnen ontwijken</text:p>
            </text:list-item>
            <text:list-item>
              <text:p text:style-name="P20">Items gebruiken</text:p>
            </text:list-item>
          </text:list>
        </text:list-item>
        <text:list-item>
          <text:p text:style-name="P21">2 Wapens, ieder wapen moet van een ander<text:s/>wapen soort komen, dus niet 2 zwaarden<text:s/></text:p>
        </text:list-item>
        <text:list-item>
          <text:p text:style-name="P22">1 Consumable, moet gebruikt worden tijdens de animatie van 4.g</text:p>
        </text:list-item>
      </text:list>
      <text:p text:style-name="Standaard">3D objecten die er in<text:s/><text:span text:style-name="T23">kunnen</text:span><text:s/>komen:</text:p>
      <text:list text:style-name="LFO2" text:continue-numbering="true">
        <text:list-item>
          <text:p text:style-name="P24">1 Minion/Creep, of het nou de melee of ranged creep is maakt niet uit</text:p>
        </text:list-item>
        <text:list-item>
          <text:p text:style-name="P25">“Muren” voor de lanes</text:p>
        </text:list-item>
        <text:list-item>
          <text:p text:style-name="P26">1 Armor set</text:p>
        </text:list-item>
      </text:list>
      <text:p text:style-name="Standaard">2D objecten<text:s/>die er<text:s/><text:span text:style-name="T27">moeten</text:span><text:s/>zijn:</text:p>
      <text:list text:style-name="LFO3" text:continue-numbering="true">
        <text:list-item>
          <text:p text:style-name="P28">Moodboard</text:p>
        </text:list-item>
        <text:list-item>
          <text:p text:style-name="P29">Concept art voor de map</text:p>
        </text:list-item>
        <text:list-item>
          <text:p text:style-name="P30">Concept art voor de HUD</text:p>
        </text:list-item>
        <text:list-item>
          <text:p text:style-name="P31">Concept art voor Boss nr.1</text:p>
        </text:list-item>
        <text:list-item>
          <text:p text:style-name="P32">Concept art voor de Jungle</text:p>
        </text:list-item>
        <text:list-item>
          <text:p text:style-name="P33">Concept art voor close range minions/creeps nr.1</text:p>
        </text:list-item>
        <text:list-item>
          <text:p text:style-name="P34">Concept art voor long range minions/creeps nr.1</text:p>
        </text:list-item>
        <text:list-item>
          <text:p text:style-name="P35">Concept art voor super<text:s/>minions/creeps nr.1</text:p>
        </text:list-item>
        <text:list-item>
          <text:p text:style-name="P36">Concept art voor melee armor set</text:p>
        </text:list-item>
        <text:list-item>
          <text:p text:style-name="P37">Concept art voor ranged armor set</text:p>
        </text:list-item>
        <text:list-item>
          <text:p text:style-name="P38">Concept art voor magical armor set</text:p>
        </text:list-item>
        <text:list-item>
          <text:p text:style-name="P39">Concept art voor zwaarden</text:p>
        </text:list-item>
        <text:list-item>
          <text:p text:style-name="P40">Concept art voor knuppels</text:p>
        </text:list-item>
        <text:list-item>
          <text:p text:style-name="P41">Concept art voor bogen</text:p>
        </text:list-item>
      </text:list>
      <text:p text:style-name="P42">Assets voor de programmers</text:p>
      <text:p text:style-name="Standaard">Dit zijn de assets die we van de<text:s/>artists verwachten. Hieronder volgt een lijst van dingen die in Build 1.0 moeten komen.</text:p>
      <text:p text:style-name="Standaard">Non-scripts</text:p>
      <text:list text:style-name="LFO4" text:continue-numbering="true">
        <text:list-item>
          <text:p text:style-name="P43">UML voor Build 1.0</text:p>
        </text:list-item>
      </text:list>
      <text:p text:style-name="Standaard">Scripts die er in<text:s/><text:span text:style-name="T44">moeten</text:span><text:s/>komen</text:p>
      <text:list text:style-name="LFO4" text:continue-numbering="true">
        <text:list-item>
          <text:p text:style-name="P45">De volgende dingen voor player controller:</text:p>
          <text:list text:continue-numbering="true">
            <text:list-item>
              <text:p text:style-name="P46">Kunnen lopen<text:s/></text:p>
            </text:list-item>
            <text:list-item>
              <text:p text:style-name="P47">Kunnen rennen</text:p>
            </text:list-item>
            <text:list-item>
              <text:p text:style-name="P48">Kunnen springen</text:p>
            </text:list-item>
            <text:list-item>
              <text:p text:style-name="P49">Kunnen rollen</text:p>
            </text:list-item>
            <text:list-item>
              <text:p text:style-name="P50">Kunnen ontwijken</text:p>
            </text:list-item>
            <text:list-item>
              <text:p text:style-name="P51">Items gebruiken</text:p>
            </text:list-item>
          </text:list>
        </text:list-item>
        <text:list-item>
          <text:p text:style-name="P52">Camera control moet er komen</text:p>
        </text:list-item>
        <text:list-item>
          <text:p text:style-name="P53">Ping systeem</text:p>
        </text:list-item>
        <text:list-item>
          <text:p text:style-name="P54">Tower/Turret</text:p>
        </text:list-item>
        <text:list-item>
          <text:p text:style-name="P55">Inhibitor/kazerne</text:p>
        </text:list-item>
        <text:list-item>
          <text:p text:style-name="P56">Minion/Creep “spawner”</text:p>
        </text:list-item>
        <text:list-item>
          <text:p text:style-name="P57">Wapen systeem moet alvast kunnen:</text:p>
          <text:list text:continue-numbering="true">
            <text:list-item>
              <text:p text:style-name="P58">Wisselen tussen wapens</text:p>
            </text:list-item>
            <text:list-item>
              <text:p text:style-name="P59">Aan –en uitdoen van wapens</text:p>
            </text:list-item>
          </text:list>
        </text:list-item>
      </text:list>
      <text:p text:style-name="Standaard">Scripts die er in kunnen komen</text:p>
      <text:list text:style-name="LFO5" text:continue-numbering="true">
        <text:list-item>
          <text:p text:style-name="P60">Minion/Creep<text:s/>Script</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9-02T13:49:00Z</meta:creation-date>
    <dc:date>2016-09-29T11:44:00Z</dc:date>
    <meta:template xlink:href="Normal" xlink:type="simple"/>
    <meta:editing-cycles>22</meta:editing-cycles>
    <meta:editing-duration>PT12000S</meta:editing-duration>
    <meta:document-statistic meta:page-count="3" meta:paragraph-count="4" meta:word-count="343" meta:character-count="2228" meta:row-count="15" meta:non-whitespace-character-count="1889"/>
  </office:meta>
</office:document-meta>
</file>